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0pt" officeooo:paragraph-rsid="00128cd1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0pt" officeooo:rsid="0018eccf" officeooo:paragraph-rsid="00128cd1" style:font-size-asian="10pt" style:font-size-complex="10pt"/>
    </style:style>
    <style:style style:name="T1" style:family="text">
      <style:text-properties fo:font-variant="normal" fo:text-transform="none" fo:color="#202124" style:font-name="arial" fo:font-size="21pt" fo:letter-spacing="normal" fo:font-style="normal" fo:font-weight="normal"/>
    </style:style>
    <style:style style:name="T2" style:family="text">
      <style:text-properties fo:font-variant="normal" fo:text-transform="none" fo:color="#202124" fo:font-size="21pt" fo:letter-spacing="normal" fo:font-style="normal" fo:font-weight="normal"/>
    </style:style>
    <style:style style:name="T3" style:family="text">
      <style:text-properties fo:font-variant="normal" fo:text-transform="none" fo:color="#202124" fo:letter-spacing="normal" fo:font-style="normal" fo:font-weight="normal"/>
    </style:style>
    <style:style style:name="T4" style:family="text">
      <style:text-properties fo:font-variant="normal" fo:text-transform="none" fo:color="#202124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12529" fo:font-size="9.75pt" fo:letter-spacing="normal" fo:font-style="normal" fo:font-weight="normal"/>
    </style:style>
    <style:style style:name="T6" style:family="text">
      <style:text-properties fo:font-variant="normal" fo:text-transform="none" fo:color="#212529" fo:font-size="9.75pt" fo:letter-spacing="normal" fo:font-style="normal" fo:font-weight="normal" officeooo:rsid="0019da7d"/>
    </style:style>
    <style:style style:name="T7" style:family="text">
      <style:text-properties fo:font-variant="normal" fo:text-transform="none" fo:color="#212529" fo:font-size="9.7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12529" style:font-name="arial1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/text:p>
      <text:p text:style-name="P2"><text:span text:style-name="T5">Quando o OMPL é utilizado para definir e resolver o problema de planejamento de movimento, ele irá automaticamente selecionar um planejador apropriado (a não se que você tenha especificado explicitamente um planejador</text:span><text:span text:style-name="T6">)</text:span><text:span text:style-name="T5">. Se o espaço de estados tem uma projeção padrão, então ele irá utilizar o planejador </text:span><text:span text:style-name="T7">LBKPIECE (Lazy Bi-directional Kinematic Planning by Interior-Exterior Cell Exploration)</text:span><text:span text:style-name="T5"> se um planejador bidirecional pode ser usado, caso contrário ele usará o planejador </text:span><text:span text:style-name="T7">KPIECE (Kinematic Planning by Interior-Exterior Cell Exploration).</text:span></text:p>
      <text:p text:style-name="P2"><text:span text:style-name="T7"/></text:p>
      <text:p text:style-name="P1"><text:span text:style-name="T4">KPIECE</text:span><text:span text:style-name="T3"> é um planejador baseado em árvore que usa uma discretização (vários níveis, em geral) para guiar a exploração do espaço contínuo. Esta implementação é simplificada, usando um único nível de discretização: uma grade. A grade é imposta a uma projeção do espaço de estados. Ao explorar o espaço, é dada preferência ao limite desta grade. O limite é calculado para ser o conjunto de células da grade que têm menos de 2n vizinhos não diagonais em um espaço de projeção n-dimensional. É importante definir a projeção que o algoritmo usa (função setProjectionEvaluator ()). Se nenhuma projeção for definida, o planejador tentará usar a projeção padrão associada ao espaço de estado. Uma exceção é lançada se nenhuma projeção padrão estiver disponível. Esta variante da implementação usa duas árvores de exploração com verificação de colisão lenta, daí o prefixo L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9:56:09.069901946</meta:creation-date>
    <meta:generator>LibreOffice/6.0.7.3$Linux_X86_64 LibreOffice_project/00m0$Build-3</meta:generator>
    <dc:date>2021-01-07T19:57:17.899861616</dc:date>
    <meta:editing-duration>PT1M9S</meta:editing-duration>
    <meta:editing-cycles>1</meta:editing-cycles>
    <meta:document-statistic meta:table-count="0" meta:image-count="0" meta:object-count="0" meta:page-count="1" meta:paragraph-count="3" meta:word-count="215" meta:character-count="1408" meta:non-whitespace-character-count="1194"/>
  </office:meta>
</office:document-meta>
</file>